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2/"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pr1" style:family="presentation" style:parent-style-name="Default-notes">
      <style:graphic-properties draw:fill-color="#ffffff" draw:auto-grow-height="true" fo:min-height="12.573cm"/>
    </style:style>
    <style:style style:name="pr2" style:family="presentation" style:parent-style-name="Default-title">
      <style:graphic-properties fo:min-height="2.755cm"/>
    </style:style>
    <style:style style:name="pr3" style:family="presentation" style:parent-style-name="Default-notes">
      <style:graphic-properties draw:fill-color="#ffffff" fo:min-height="12.322cm"/>
    </style:style>
    <style:style style:name="pr4" style:family="presentation" style:parent-style-name="Default-title">
      <style:graphic-properties draw:auto-grow-height="true" fo:min-height="3.006cm"/>
    </style:style>
    <style:style style:name="pr5" style:family="presentation" style:parent-style-name="Default-outline1">
      <style:graphic-properties fo:min-height="11.629cm"/>
    </style:style>
  </office:automatic-styles>
  <office:body>
    <office:presentation>
      <draw:page draw:name="page1" draw:style-name="dp1" draw:master-page-name="Default">
        <presentation:notes draw:style-name="dp2">
          <draw:page-thumbnail draw:style-name="gr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2">
        <draw:frame presentation:style-name="pr2" draw:layer="layout" svg:width="24.299cm" svg:height="2.755cm" svg:x="1.35cm" svg:y="0.842cm" presentation:class="title" presentation:placeholder="true">
          <draw:text-box/>
        </draw:frame>
        <draw:frame draw:name="Object 1" draw:style-name="gr2" draw:layer="layout" svg:width="24.299cm" svg:height="11.879cm" svg:x="1.35cm" svg:y="4.212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chartInside" draw:style-name="dp1" draw:master-page-name="Default" presentation:presentation-page-layout-name="AL2T7">
        <draw:frame presentation:style-name="pr4" draw:layer="layout" svg:width="24.299cm" svg:height="3.006cm" svg:x="1.35cm" svg:y="0.717cm" presentation:class="title" presentation:placeholder="true">
          <draw:text-box/>
        </draw:frame>
        <draw:frame draw:name="Object 2" draw:style-name="gr2" draw:layer="layout" svg:width="11.857cm" svg:height="11.879cm" svg:x="1.35cm" svg:y="4.212cm" presentation:class="chart" presentation:user-transformed="true">
          <draw:object xlink:href="./Object 2" xlink:type="simple" xlink:show="embed" xlink:actuate="onLoad"/>
          <draw:image xlink:href="./ObjectReplacements/Object 2" xlink:type="simple" xlink:show="embed" xlink:actuate="onLoad"/>
        </draw:frame>
        <draw:frame presentation:style-name="pr5" draw:layer="layout" svg:width="11.857cm" svg:height="11.629cm" svg:x="13.8cm" svg:y="4.212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2">
      <presentation:placeholder presentation:object="title" svg:x="2.058cm" svg:y="1.743cm" svg:width="23.912cm" svg:height="3.507cm"/>
      <presentation:placeholder presentation:object="chart" svg:x="2.058cm" svg:y="5.838cm" svg:width="23.912cm" svg:height="13.23cm"/>
    </style:presentation-page-layout>
    <style:presentation-page-layout style:name="AL2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3</text:page-number></text:span></text:p>
        </draw:text-box>
      </draw:frame>
      <draw:page-thumbnail draw:layer="backgroundobjects" svg:width="9.294cm" svg:height="6.195cm" svg:x="1cm" svg:y="2.823cm" draw:page-number="1"/>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3</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3</text:page-number></text:span></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09-06-17T15:38:51.29</meta:creation-date>
    <meta:editing-duration>PT0.001S</meta:editing-duration>
    <meta:editing-cycles>5</meta:editing-cycles>
    <dc:date>2011-10-08T17:44:06</dc:date>
    <meta:generator>OpenOffice.org/3.0$Win32 OpenOffice.org_project/300m15$Build-9379</meta:generator>
    <meta:document-statistic meta:object-count="32"/>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right-angled-axes="true"/>
    </style:style>
    <style:style style:name="ch4"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24.3cm" svg:height="11.88cm" chart:class="chart:bar" chart:style-name="ch1">
        <chart:legend chart:legend-position="end" svg:x="22.001cm" svg:y="5.205cm" chart:style-name="ch2"/>
        <chart:plot-area chart:style-name="ch3" chart:data-source-has-labels="both" svg:x="0.486cm" svg:y="0.237cm" svg:width="21.029cm" svg:height="11.169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right-angled-axes="true"/>
    </style:style>
    <style:style style:name="ch4"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858cm" svg:height="11.88cm" chart:class="chart:bar" chart:style-name="ch1">
        <chart:legend chart:legend-position="end" svg:x="9.807cm" svg:y="5.205cm" chart:style-name="ch2"/>
        <chart:plot-area chart:style-name="ch3" chart:data-source-has-labels="both" svg:x="0.237cm" svg:y="0.237cm" svg:width="9.334cm" svg:height="11.169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